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e7ee6d" officeooo:paragraph-rsid="00e7ee6d"/>
    </style:style>
    <style:style style:name="P2" style:family="paragraph" style:parent-style-name="Standard">
      <style:text-properties officeooo:rsid="00e8b4d2" officeooo:paragraph-rsid="00e8b4d2"/>
    </style:style>
    <style:style style:name="P3" style:family="paragraph" style:parent-style-name="Standard">
      <style:text-properties officeooo:rsid="00ea3bb6" officeooo:paragraph-rsid="00ea3bb6"/>
    </style:style>
    <style:style style:name="P4" style:family="paragraph" style:parent-style-name="Standard">
      <style:text-properties officeooo:rsid="00ea3bb6" officeooo:paragraph-rsid="00ef059a"/>
    </style:style>
    <style:style style:name="P5" style:family="paragraph" style:parent-style-name="Standard">
      <style:text-properties officeooo:rsid="00ea3bb6" officeooo:paragraph-rsid="00f0e2c7"/>
    </style:style>
    <style:style style:name="P6" style:family="paragraph" style:parent-style-name="Standard">
      <style:text-properties officeooo:rsid="00ec0965" officeooo:paragraph-rsid="00ef059a"/>
    </style:style>
    <style:style style:name="P7" style:family="paragraph" style:parent-style-name="Standard">
      <style:text-properties officeooo:rsid="00ec0965" officeooo:paragraph-rsid="00f0e2c7"/>
    </style:style>
    <style:style style:name="P8" style:family="paragraph" style:parent-style-name="Standard">
      <loext:graphic-properties draw:fill-hatch-name="hatch"/>
      <style:paragraph-properties fo:margin-top="0cm" fo:margin-bottom="0.199cm" style:contextual-spacing="false"/>
      <style:text-properties officeooo:rsid="00ec0965" officeooo:paragraph-rsid="00f0e2c7"/>
    </style:style>
    <style:style style:name="P9" style:family="paragraph" style:parent-style-name="Standard">
      <loext:graphic-properties draw:fill-hatch-name="hatch"/>
      <style:paragraph-properties fo:margin-top="0cm" fo:margin-bottom="0.199cm" style:contextual-spacing="false"/>
      <style:text-properties officeooo:rsid="00ec0965" officeooo:paragraph-rsid="00f145d4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rsid="00ec0965" officeooo:paragraph-rsid="00f145d4"/>
    </style:style>
    <style:style style:name="P11" style:family="paragraph" style:parent-style-name="Standard">
      <style:text-properties officeooo:rsid="00ec0965" officeooo:paragraph-rsid="00ec0965"/>
    </style:style>
    <style:style style:name="P12" style:family="paragraph" style:parent-style-name="Standard">
      <style:text-properties officeooo:rsid="00e3dd1d" officeooo:paragraph-rsid="00e8b4d2"/>
    </style:style>
    <style:style style:name="P13" style:family="paragraph" style:parent-style-name="Standard">
      <style:text-properties officeooo:rsid="00e3dd1d" officeooo:paragraph-rsid="00f0e2c7"/>
    </style:style>
    <style:style style:name="P14" style:family="paragraph" style:parent-style-name="Standard" style:list-style-name="tfPuce"/>
    <style:style style:name="P15" style:family="paragraph" style:parent-style-name="Standard" style:list-style-name="tfPuce">
      <loext:graphic-properties draw:fill-gradient-name="Gradient_20_1" draw:fill-hatch-name="hatch"/>
      <style:paragraph-properties fo:margin-top="0cm" fo:margin-bottom="0.199cm" style:contextual-spacing="false"/>
    </style:style>
    <style:style style:name="P16" style:family="paragraph" style:parent-style-name="Standard" style:list-style-name="tfPuce">
      <style:text-properties officeooo:rsid="00ec0965" officeooo:paragraph-rsid="00ec0965"/>
    </style:style>
    <style:style style:name="P17" style:family="paragraph" style:parent-style-name="Standard" style:list-style-name="tfPuce">
      <style:text-properties officeooo:rsid="00ec0965" officeooo:paragraph-rsid="00ef059a"/>
    </style:style>
    <style:style style:name="P18" style:family="paragraph" style:parent-style-name="Standard" style:list-style-name="tfPuce">
      <style:text-properties officeooo:rsid="00ec0965" officeooo:paragraph-rsid="00f0e2c7"/>
    </style:style>
    <style:style style:name="P19" style:family="paragraph" style:parent-style-name="tfDéfinition" style:list-style-name="tfPuce"/>
    <style:style style:name="P20" style:family="paragraph" style:parent-style-name="tfTitre_20_1_29_">
      <style:text-properties officeooo:rsid="00e5f1a4" officeooo:paragraph-rsid="00e5f1a4"/>
    </style:style>
    <style:style style:name="P21" style:family="paragraph" style:parent-style-name="tfTitre_20_a_29_">
      <style:text-properties officeooo:rsid="00ea3bb6" officeooo:paragraph-rsid="00ea3bb6"/>
    </style:style>
    <style:style style:name="P22" style:family="paragraph" style:parent-style-name="tfTitre_20_a_29_">
      <style:text-properties officeooo:rsid="00ea3bb6" officeooo:paragraph-rsid="00ef059a"/>
    </style:style>
    <style:style style:name="P23" style:family="paragraph" style:parent-style-name="tfTitre_20_a_29_">
      <style:text-properties officeooo:rsid="00ea3bb6" officeooo:paragraph-rsid="00f0e2c7"/>
    </style:style>
    <style:style style:name="T1" style:family="text">
      <style:text-properties officeooo:rsid="00e5df4e"/>
    </style:style>
    <style:style style:name="T2" style:family="text">
      <style:text-properties officeooo:rsid="00e8b4d2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3465a4" loext:opacity="100%" fo:font-weight="bold" officeooo:rsid="00e8b4d2" style:font-weight-asian="bold" style:font-weight-complex="bold"/>
    </style:style>
    <style:style style:name="T5" style:family="text">
      <style:text-properties fo:color="#784b04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ed44d2" style:font-weight-asian="bold" style:font-weight-complex="bold"/>
    </style:style>
    <style:style style:name="T8" style:family="text">
      <style:text-properties fo:font-weight="bold" officeooo:rsid="00f145d4" style:font-weight-asian="bold" style:font-weight-complex="bold"/>
    </style:style>
    <style:style style:name="T9" style:family="text">
      <style:text-properties officeooo:rsid="00e955d1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 fo:font-weight="bold" officeooo:rsid="00e955d1" style:font-weight-asian="bold" style:font-weight-complex="bold"/>
    </style:style>
    <style:style style:name="T12" style:family="text">
      <style:text-properties officeooo:rsid="00ea3bb6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ea3bb6" style:font-style-asian="italic" style:font-style-complex="italic"/>
    </style:style>
    <style:style style:name="T15" style:family="text">
      <style:text-properties officeooo:rsid="00ed44d2"/>
    </style:style>
    <style:style style:name="T16" style:family="text">
      <style:text-properties officeooo:rsid="00ef059a"/>
    </style:style>
    <style:style style:name="T17" style:family="text">
      <style:text-properties officeooo:rsid="00f0e2c7"/>
    </style:style>
    <style:style style:name="T18" style:family="text">
      <style:text-properties officeooo:rsid="00f145d4"/>
    </style:style>
    <style:style style:name="T19" style:family="text">
      <style:text-properties style:font-name="Arial3" officeooo:rsid="00f145d4"/>
    </style:style>
    <style:style style:name="T20" style:family="text">
      <style:text-properties officeooo:rsid="00f3e786"/>
    </style:style>
    <style:style style:name="T21" style:family="text">
      <style:text-properties officeooo:rsid="00f4f2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<text:span text:style-name="T1">Listes-Piles-Files</text:span> : Synthèse de cours</text:p>
      <text:list xml:id="list2314111410" text:style-name="tfNum_20_1_29_">
        <text:list-item>
          <text:p text:style-name="P20">Type Abstrait de Données : Interface versus Implémentation</text:p>
        </text:list-item>
      </text:list>
      <text:p text:style-name="P1">Avant de plonger dans le <text:span text:style-name="T3">concret</text:span> du code (<text:span text:style-name="T5">implémentation</text:span>), il est bon de prendre de la hauteur <text:span text:style-name="T2">sur ce dont on a besoin. Dans ce processus d’</text:span><text:span text:style-name="T4">abstraction</text:span><text:span text:style-name="T2">, il convient notamment de préciser comment organiser les données sur lesquelles on doit travailler.</text:span></text:p>
      <text:p text:style-name="P2">On <text:span text:style-name="T9">réfléchit</text:span> alors <text:span text:style-name="T12">aux</text:span> <text:span text:style-name="T10">Type</text:span><text:span text:style-name="T11">s</text:span><text:span text:style-name="T10"> Abstraits de Données</text:span> (TAD) <text:span text:style-name="T9">qui seront utiles </text:span>et l’on cherche à préciser leur <text:span text:style-name="T5">interface</text:span>, c’est à dire les opérations <text:span text:style-name="T9">élémentaires dont on aura besoin.</text:span></text:p>
      <text:p text:style-name="P2"/>
      <text:list xml:id="list190047687511310" text:continue-numbering="true" text:style-name="tfNum_20_1_29_">
        <text:list-item>
          <text:p text:style-name="tfTitre_20_1_29_">Les structures de données linéaires et leurs interfaces</text:p>
        </text:list-item>
      </text:list>
      <text:list xml:id="list58979178" text:style-name="tfNum_20_a_29_">
        <text:list-item>
          <text:p text:style-name="P21">Les listes</text:p>
        </text:list-item>
      </text:list>
      <text:p text:style-name="tfDéfinition">Une liste est une suite <text:span text:style-name="T6">ordonnée</text:span> d’éléments. Ces éléments sont repérés par leur rang (index). </text:p>
      <text:p text:style-name="P3">Interface habituelle :</text:p>
      <text:list xml:id="list2382504445" text:style-name="tfPuce">
        <text:list-item>
          <text:p text:style-name="P16">créer_liste_vide()</text:p>
        </text:list-item>
        <text:list-item>
          <text:p text:style-name="P16">insérer(liste, valeur, index)</text:p>
        </text:list-item>
        <text:list-item>
          <text:p text:style-name="P16">supprimer(liste, index)</text:p>
        </text:list-item>
        <text:list-item>
          <text:p text:style-name="P16">lire(liste, index)</text:p>
        </text:list-item>
        <text:list-item>
          <text:p text:style-name="P16">est_vide(liste) <text:span text:style-name="T13">ou</text:span> taille(liste)</text:p>
        </text:list-item>
      </text:list>
      <text:p text:style-name="P11"/>
      <text:p text:style-name="P10"><text:span text:style-name="T7">Remarque 1 :</text:span><text:span text:style-name="T15"> </text:span><text:span text:style-name="T12">Le</text:span><text:span text:style-name="T18">s listes sont souvent implémentées : </text:span></text:p>
      <text:list xml:id="list190047272697694" text:continue-numbering="true" text:style-name="tfPuce">
        <text:list-item>
          <text:p text:style-name="P14"><text:span text:style-name="T18">soit comme listes cha</text:span>înées (ajouts et suppressions rapides d’un élément)</text:p>
        </text:list-item>
        <text:list-item>
          <text:p text:style-name="P15">soit comme tableaux dynamiques (accès rapide à un élément).</text:p>
        </text:list-item>
      </text:list>
      <text:p text:style-name="P9"><text:span text:style-name="T7">Remarque </text:span><text:span text:style-name="T8">2</text:span><text:span text:style-name="T7"> :</text:span><text:span text:style-name="T15"> </text:span><text:span text:style-name="T12">Le type </text:span><text:span text:style-name="T14">list</text:span><text:span text:style-name="T12"> de Python est une i</text:span><text:span text:style-name="T15">mplémentation</text:span><text:span text:style-name="T12"> particulière </text:span><text:span text:style-name="T15">et très améliorée du type </text:span><text:span text:style-name="T17">abstrait</text:span><text:span text:style-name="T15"> liste</text:span><text:span text:style-name="T12">.</text:span></text:p>
      <text:p text:style-name="P9"><text:span text:style-name="T7">Remarque </text:span><text:span text:style-name="T8">3</text:span><text:span text:style-name="T7"> :</text:span><text:span text:style-name="T15"> </text:span>La notion de liste est parfois définie récursive<text:span text:style-name="T15">ment :</text:span></text:p>
      <text:p text:style-name="tfDéfinition">Une liste est <text:span text:style-name="T20">alors</text:span> :</text:p>
      <text:list xml:id="list190047710467912" text:continue-numbering="true" text:style-name="tfPuce">
        <text:list-item>
          <text:p text:style-name="P19">Soit une liste vide</text:p>
        </text:list-item>
        <text:list-item>
          <text:p text:style-name="P19">Soit une paire contenant une donnée et une liste</text:p>
        </text:list-item>
      </text:list>
      <text:p text:style-name="P12"/>
      <text:list xml:id="list190048967459565" text:continue-list="list58979178" text:style-name="tfNum_20_a_29_">
        <text:list-item>
          <text:p text:style-name="P22">Les p<text:span text:style-name="T16">il</text:span>es</text:p>
        </text:list-item>
      </text:list>
      <text:p text:style-name="tfDéfinition">Une <text:span text:style-name="T16">pil</text:span>e est <text:span text:style-name="T17">aussi </text:span>une suite <text:span text:style-name="T6">ordonnée</text:span> d’éléments <text:span text:style-name="T17">qui donne accès en priorité aux dernières données ajoutées.</text:span> </text:p>
      <text:p text:style-name="P4">Interface habituelle :</text:p>
      <text:list xml:id="list190047549281343" text:continue-list="list190047710467912" text:style-name="tfPuce">
        <text:list-item>
          <text:p text:style-name="P17">créer_<text:span text:style-name="T17">pil</text:span>e_vide()</text:p>
        </text:list-item>
        <text:list-item>
          <text:p text:style-name="P17"><text:span text:style-name="T17">empiler</text:span>(<text:span text:style-name="T17">pile</text:span>, valeur)</text:p>
        </text:list-item>
        <text:list-item>
          <text:p text:style-name="P17"><text:span text:style-name="T17">dépil</text:span>er(<text:span text:style-name="T17">pile</text:span>)</text:p>
        </text:list-item>
        <text:list-item>
          <text:p text:style-name="P17">est_vide(<text:span text:style-name="T17">pile</text:span>)</text:p>
        </text:list-item>
      </text:list>
      <text:p text:style-name="P6"/>
      <text:p text:style-name="P8"><text:span text:style-name="T7">Remarque :</text:span><text:span text:style-name="T15"> </text:span><text:span text:style-name="T17">En Python, on utilisera souvent le</text:span><text:span text:style-name="T12"> type </text:span><text:span text:style-name="T14">list</text:span><text:span text:style-name="T12"> </text:span><text:span text:style-name="T17">avec les méthodes append(valeur) et pop()</text:span></text:p>
      <text:p text:style-name="P13"/>
      <text:list xml:id="list190047096859630" text:continue-list="list190048967459565" text:style-name="tfNum_20_a_29_">
        <text:list-item>
          <text:p text:style-name="P23">Les <text:span text:style-name="T17">f</text:span><text:span text:style-name="T16">il</text:span>es</text:p>
        </text:list-item>
      </text:list>
      <text:p text:style-name="tfDéfinition">Une <text:span text:style-name="T17">f</text:span><text:span text:style-name="T16">il</text:span>e est <text:span text:style-name="T17">aussi </text:span>une suite <text:span text:style-name="T6">ordonnée</text:span> d’éléments <text:span text:style-name="T17">qui donne accès en priorité aux premières données ajoutées.</text:span> </text:p>
      <text:p text:style-name="P5">Interface habituelle :</text:p>
      <text:list xml:id="list190047387045441" text:continue-list="list190047549281343" text:style-name="tfPuce">
        <text:list-item>
          <text:p text:style-name="P18">créer_<text:span text:style-name="T17">fil</text:span>e_vide()</text:p>
        </text:list-item>
        <text:list-item>
          <text:p text:style-name="P18"><text:span text:style-name="T17">e</text:span><text:span text:style-name="T21">n</text:span><text:span text:style-name="T17">filer</text:span>(<text:span text:style-name="T17">file</text:span>, valeur)</text:p>
        </text:list-item>
        <text:list-item>
          <text:p text:style-name="P18"><text:span text:style-name="T17">défil</text:span>er(<text:span text:style-name="T17">file</text:span>)</text:p>
        </text:list-item>
        <text:list-item>
          <text:p text:style-name="P18">est_vide(<text:span text:style-name="T17">file</text:span>)</text:p>
        </text:list-item>
      </text:list>
      <text:p text:style-name="P7"/>
      <text:p text:style-name="P8"><text:span text:style-name="T7">Remarque :</text:span><text:span text:style-name="T15"> </text:span><text:span text:style-name="T17">En Python, on utilisera souvent le</text:span><text:span text:style-name="T12"> type </text:span><text:span text:style-name="T14">list</text:span><text:span text:style-name="T12"> </text:span><text:span text:style-name="T17">avec les méthodes append(valeur) et pop(0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Times New Roman2" fo:font-family="'Times New Roman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1pt" fo:font-weight="bold" officeooo:rsid="00e096d0" style:font-size-asian="18pt" style:font-weight-asian="bold" style:font-size-complex="18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loext:graphic-properties draw:fill="solid" draw:fill-color="#dee6ef"/>
      <style:paragraph-properties fo:background-color="#dee6ef" fo:padding="0.199cm" fo:border-left="4pt solid #3465a4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tfDéfinition" style:family="paragraph" style:parent-style-name="Standard" style:list-style-name="" style:master-page-name="">
      <loext:graphic-properties draw:fill="solid" draw:fill-color="#dee7e5"/>
      <style:paragraph-properties fo:margin-left="0cm" fo:margin-right="0cm" fo:margin-top="0cm" fo:margin-bottom="0cm" style:contextual-spacing="false" fo:text-indent="0cm" style:auto-text-indent="false" style:page-number="auto" fo:background-color="#dee7e5" fo:padding="0.199cm" fo:border-left="4pt solid #168253" fo:border-right="none" fo:border-top="none" fo:border-bottom="none" style:shadow="none"/>
      <style:text-properties style:font-name="Times New Roman2" fo:font-family="'Times New Roman'" style:font-style-name="Normal" style:font-family-generic="roman" style:font-pitch="variable" fo:font-style="normal" fo:font-weight="normal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fGras" style:family="text">
      <style:text-properties style:font-name="Arial1" fo:font-family="Arial" style:font-style-name="Gras" style:font-family-generic="swiss" style:font-pitch="variabl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10-07T19:00:46.398338465</dc:date>
    <meta:editing-duration>PT18H22M21S</meta:editing-duration>
    <meta:editing-cycles>161</meta:editing-cycles>
    <meta:document-statistic meta:table-count="0" meta:image-count="0" meta:object-count="0" meta:page-count="1" meta:paragraph-count="37" meta:word-count="307" meta:character-count="1909" meta:non-whitespace-character-count="1657"/>
  </office:meta>
</office:document-meta>
</file>